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RTFM (Read The Fucking Manual) is an interactive, generative digital work that presents a simulated system. The viewer is forced to observe and interpret what is seen, constructing narratives from limited information. Only later are the underlying rules revealed, exposing the viewer's inherent bias and questioning the human need to explain complex systems without actual understandi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ng Aji</meta:initial-creator>
    <dc:creator>Gang Aji</dc:creator>
    <meta:creation-date>2026-02-04T15:48:00Z</meta:creation-date>
    <dc:date>2026-02-04T15:49:00Z</dc:date>
    <meta:template xlink:href="Normal" xlink:type="simple"/>
    <meta:editing-cycles>1</meta:editing-cycles>
    <meta:editing-duration>PT60S</meta:editing-duration>
    <meta:user-defined meta:name="GrammarlyDocumentId">1f953182-7b19-4cde-9595-d43329b14216</meta:user-defined>
    <meta:document-statistic meta:page-count="1" meta:paragraph-count="1" meta:word-count="58" meta:character-count="388" meta:row-count="2" meta:non-whitespace-character-count="331"/>
  </office:meta>
</office:document-meta>
</file>